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F27D955CC930F9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29c01" officeooo:paragraph-rsid="00229362"/>
    </style:style>
    <style:style style:name="P7" style:family="paragraph" style:parent-style-name="Standard">
      <style:text-properties officeooo:rsid="00135fe5" officeooo:paragraph-rsid="00135fe5"/>
    </style:style>
    <style:style style:name="P8" style:family="paragraph" style:parent-style-name="Standard">
      <style:text-properties officeooo:rsid="0014f10d" officeooo:paragraph-rsid="0014f10d"/>
    </style:style>
    <style:style style:name="P9" style:family="paragraph" style:parent-style-name="Standard">
      <style:text-properties officeooo:rsid="0016d184" officeooo:paragraph-rsid="0016d184"/>
    </style:style>
    <style:style style:name="P10" style:family="paragraph" style:parent-style-name="Standard">
      <style:text-properties officeooo:rsid="00194de3" officeooo:paragraph-rsid="00194de3"/>
    </style:style>
    <style:style style:name="P11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T3" style:family="text">
      <style:text-properties officeooo:rsid="002cda64"/>
    </style:style>
    <style:style style:name="T4" style:family="text">
      <style:text-properties officeooo:rsid="002f2d08"/>
    </style:style>
    <style:style style:name="T5" style:family="text">
      <style:text-properties officeooo:rsid="002ffef0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F27D955CC930F9E7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3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6"><text:a xlink:type="simple" xlink:href="https://coderprog.com/sql-databases-heavy-lifting/" text:style-name="Internet_20_link" text:visited-style-name="Visited_20_Internet_20_Link">HTTPS://CODERPROG.COM/SQL-DATABASES-HEAVY-LIFTING/</text:a><text:span text:style-name="T3">10de10</text:span></text:p>
      <text:p text:style-name="P7"><text:a xlink:type="simple" xlink:href="https://coderprog.com/ultimate-mysql-bootcamp/" text:style-name="Internet_20_link" text:visited-style-name="Visited_20_Internet_20_Link"/></text:p>
      <text:p text:style-name="P7"><text:a xlink:type="simple" xlink:href="https://CODERPROG.COM/ULTIMATE-MYSQL-BOOTCAMP/1de" text:style-name="Internet_20_link" text:visited-style-name="Visited_20_Internet_20_Link">HTTPS://CODERPROG.COM/ULTIMATE-MYSQL-BOOTCAMP/</text:a><text:span text:style-name="T5">3</text:span><text:a xlink:type="simple" xlink:href="https://CODERPROG.COM/ULTIMATE-MYSQL-BOOTCAMP/1de" text:style-name="Internet_20_link" text:visited-style-name="Visited_20_Internet_20_Link"><text:span text:style-name="T5">de</text:span></text:a><text:span text:style-name="T5">6</text:span></text:p>
      <text:p text:style-name="P8"><text:a xlink:type="simple" xlink:href="https://coderprog.com/sql-introduction-injection/" text:style-name="Internet_20_link" text:visited-style-name="Visited_20_Internet_20_Link"/></text:p>
      <text:p text:style-name="P8"><text:a xlink:type="simple" xlink:href="https://coderprog.com/sql-introduction-injection/" text:style-name="Internet_20_link" text:visited-style-name="Visited_20_Internet_20_Link">https://coderprog.com/sql-introduction-injection/</text:a></text:p>
      <text:p text:style-name="P10"><text:a xlink:type="simple" xlink:href="https://coderprog.com/mysql-become-database-engineer/" text:style-name="Internet_20_link" text:visited-style-name="Visited_20_Internet_20_Link"/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/text:p>
      <text:p text:style-name="P9"><text:a xlink:type="simple" xlink:href="https://coderprog.com/beginners-guide-sql-postgresql/" text:style-name="Internet_20_link" text:visited-style-name="Visited_20_Internet_20_Link"/></text:p>
      <text:p text:style-name="P9"><text:a xlink:type="simple" xlink:href="https://coderprog.com/beginners-guide-sql-postgresql/" text:style-name="Internet_20_link" text:visited-style-name="Visited_20_Internet_20_Link">https://coderprog.com/beginners-guide-sql-postgresql/</text:a></text:p>
      <text:p text:style-name="P9"><text:a xlink:type="simple" xlink:href="https://coderprog.com/understanding-jdbc-postgresql-guide/" text:style-name="Internet_20_link" text:visited-style-name="Visited_20_Internet_20_Link"/></text:p>
      <text:p text:style-name="P9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9"/>
      <text:p text:style-name="P11"><text:a xlink:type="simple" xlink:href="https://coderprog.com/learning-sql-programming/" text:style-name="Internet_20_link" text:visited-style-name="Visited_20_Internet_20_Link">https://coderprog.com/learning-sql-programming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8T15:40:18.828094689</dc:date>
    <meta:editing-duration>PT1H46M56S</meta:editing-duration>
    <meta:editing-cycles>30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1" meta:character-count="576" meta:non-whitespace-character-count="576"/>
  </office:meta>
</office:document-meta>
</file>